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36.48mm"/>
    </style:style>
    <style:style style:name="co6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286.13mm" svg:y="5.51mm">
            <draw:object draw:notify-on-update-of-ranges="Sheet1.B3:Sheet1.B3 Sheet1.B4:Sheet1.B7 Sheet1.G3:Sheet1.G3 Sheet1.G4:Sheet1.G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86.34mm" svg:y="130.54mm">
            <draw:object draw:notify-on-update-of-ranges="Sheet1.B14:Sheet1.B17 Sheet1.G14:Sheet1.G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11.54mm" svg:y="226.78mm">
            <draw:object draw:notify-on-update-of-ranges="Sheet1.B19:Sheet1.B22 Sheet1.G19:Sheet1.G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4.84mm" svg:y="239.52mm">
            <draw:object draw:notify-on-update-of-ranges="Sheet1.B29:Sheet1.B32 Sheet1.G29:Sheet1.G3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2"/>
        <table:table-column table:style-name="co1" table:number-columns-repeated="3" table:default-cell-style-name="ce1"/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LICZBA WĄTKÓW</text:p>
          </table:table-cell>
          <table:table-cell office:value-type="string" calcext:value-type="string">
            <text:p>LICZBA MIAST</text:p>
          </table:table-cell>
          <table:table-cell office:value-type="string" calcext:value-type="string">
            <text:p>WIELKOŚĆ POPULACJI</text:p>
          </table:table-cell>
          <table:table-cell office:value-type="string" calcext:value-type="string">
            <text:p>LICZBA POKOLEŃ</text:p>
          </table:table-cell>
          <table:table-cell/>
          <table:table-cell table:style-name="ce1" office:value-type="string" calcext:value-type="string">
            <text:p>CZAS WYKONANI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85526" calcext:value-type="float">
            <text:p>1685526</text:p>
          </table:table-cell>
          <table:table-cell office:value-type="string" calcext:value-type="string">
            <text:p>11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11701" calcext:value-type="float">
            <text:p>1411701</text:p>
          </table:table-cell>
          <table:table-cell office:value-type="string" calcext:value-type="string">
            <text:p>11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73483" calcext:value-type="float">
            <text:p>1373483</text:p>
          </table:table-cell>
          <table:table-cell office:value-type="string" calcext:value-type="string">
            <text:p>11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60702" calcext:value-type="float">
            <text:p>1360702</text:p>
          </table:table-cell>
          <table:table-cell office:value-type="string" calcext:value-type="string">
            <text:p>11-8</text:p>
          </table:table-cell>
          <table:table-cell table:number-columns-repeated="2"/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3504041" calcext:value-type="float">
            <text:p>73504041</text:p>
          </table:table-cell>
          <table:table-cell office:value-type="string" calcext:value-type="string">
            <text:p>31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1945947" calcext:value-type="float">
            <text:p>41945947</text:p>
          </table:table-cell>
          <table:table-cell office:value-type="string" calcext:value-type="string">
            <text:p>31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070634" calcext:value-type="float">
            <text:p>27070634</text:p>
          </table:table-cell>
          <table:table-cell office:value-type="string" calcext:value-type="string">
            <text:p>31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775216" calcext:value-type="float">
            <text:p>25775216</text:p>
          </table:table-cell>
          <table:table-cell office:value-type="string" calcext:value-type="string">
            <text:p>31-8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20926" calcext:value-type="float">
            <text:p>4020926</text:p>
          </table:table-cell>
          <table:table-cell office:value-type="string" calcext:value-type="string">
            <text:p>33-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303909" calcext:value-type="float">
            <text:p>3303909</text:p>
          </table:table-cell>
          <table:table-cell office:value-type="string" calcext:value-type="string">
            <text:p>33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131004" calcext:value-type="float">
            <text:p>3131004</text:p>
          </table:table-cell>
          <table:table-cell office:value-type="string" calcext:value-type="string">
            <text:p>33-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179381" calcext:value-type="float">
            <text:p>3179381</text:p>
          </table:table-cell>
          <table:table-cell office:value-type="string" calcext:value-type="string">
            <text:p>33-8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145557350" calcext:value-type="float">
            <text:p>145557350</text:p>
          </table:table-cell>
          <table:table-cell office:value-type="string" calcext:value-type="string">
            <text:p>32-1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85992390" calcext:value-type="float">
            <text:p>85992390</text:p>
          </table:table-cell>
          <table:table-cell office:value-type="string" calcext:value-type="string">
            <text:p>32-2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71970985" calcext:value-type="float">
            <text:p>71970985</text:p>
          </table:table-cell>
          <table:table-cell office:value-type="string" calcext:value-type="string">
            <text:p>32-4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54755121" calcext:value-type="float">
            <text:p>54755121</text:p>
          </table:table-cell>
          <table:table-cell office:value-type="string" calcext:value-type="string">
            <text:p>32-8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5"/>
          <table:table-cell table:style-name="ce1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.00.0000</text:date>, <text:time style:data-style-name="N2" text:time-value="18:01:30.869506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gadawski </meta:initial-creator>
    <meta:creation-date>2015-12-01T10:02:22.655133162</meta:creation-date>
    <dc:date>2016-01-25T18:29:58.053042803</dc:date>
    <dc:creator>ponaszki </dc:creator>
    <meta:editing-duration>PT44M18S</meta:editing-duration>
    <meta:editing-cycles>5</meta:editing-cycles>
    <meta:generator>LibreOffice/4.4.3.2$Linux_X86_64 LibreOffice_project/40m0$Build-2</meta:generator>
    <meta:document-statistic meta:table-count="1" meta:cell-count="10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19cm" svg:y="0.316cm" chart:style-name="ch2">
          <text:p>Zależność czasu wykoania od liczby wątków </text:p>
        </chart:title>
        <chart:subtitle svg:x="4.519cm" svg:y="1.301cm" chart:style-name="ch3">
          <text:p>Liczba miast 100,  wielkości populacji 50</text:p>
        </chart:subtitle>
        <chart:legend chart:legend-position="end" svg:x="11.507cm" svg:y="4.201cm" style:legend-expansion="high" chart:style-name="ch4"/>
        <chart:plot-area chart:style-name="ch5" table:cell-range-address="Sheet1.B3:Sheet1.B7 Sheet1.G3:Sheet1.G7" chart:data-source-has-labels="row" svg:x="1.331cm" svg:y="2.19cm" svg:width="9.856cm" svg:height="5.649cm">
          <chartooo:coordinate-region svg:x="2.693cm" svg:y="2.389cm" svg:width="8.215cm" svg:height="4.803cm"/>
          <chart:axis chart:dimension="x" chart:name="primary-x" chart:style-name="ch6">
            <chart:title svg:x="4.971cm" svg:y="8.019cm" chart:style-name="ch7">
              <text:p>Ilość wątków [szt]</text:p>
            </chart:title>
          </chart:axis>
          <chart:axis chart:dimension="y" chart:name="primary-y" chart:style-name="ch6">
            <chart:title svg:x="0.451cm" svg:y="5.733cm" chart:style-name="ch8">
              <text:p>czas [ms]</text:p>
            </chart:title>
            <chart:grid chart:style-name="ch9" chart:class="major"/>
          </chart:axis>
          <chart:series chart:style-name="ch10" chart:values-cell-range-address="Sheet1.G4:Sheet1.G7" chart:label-cell-address="Sheet1.G3:Sheet1.G3" chart:class="chart:scatter">
            <chart:domain table:cell-range-address="Sheet1.B4:Sheet1.B7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CZAS WYKONANIA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:Sheet1.B7</svg:desc>
                </draw:g>
              </table:table-cell>
              <table:table-cell office:value-type="float" office:value="1685526">
                <text:p>1685526</text:p>
                <draw:g>
                  <svg:desc>Sheet1.G4:Sheet1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11701">
                <text:p>1411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373483">
                <text:p>1373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360702">
                <text:p>13607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2cm" svg:y="0.316cm" chart:style-name="ch2">
          <text:p>Zależność czasu wykonania od ilości wątków</text:p>
        </chart:title>
        <chart:subtitle svg:x="4.556cm" svg:y="1.301cm" chart:style-name="ch3">
          <text:p>liczba miast 500, Wielkość populacji 50</text:p>
        </chart:subtitle>
        <chart:plot-area chart:style-name="ch4" table:cell-range-address="Sheet1.B14:Sheet1.B17 Sheet1.G14:Sheet1.G17" svg:x="1.331cm" svg:y="2.19cm" svg:width="14.349cm" svg:height="5.649cm">
          <chartooo:coordinate-region svg:x="3.064cm" svg:y="2.389cm" svg:width="12.522cm" svg:height="4.803cm"/>
          <chart:axis chart:dimension="x" chart:name="primary-x" chart:style-name="ch5">
            <chart:title svg:x="7.217cm" svg:y="8.019cm" chart:style-name="ch6">
              <text:p>Ilość wątków [szt]</text:p>
            </chart:title>
          </chart:axis>
          <chart:axis chart:dimension="y" chart:name="primary-y" chart:style-name="ch5">
            <chart:title svg:x="0.451cm" svg:y="6.685cm" chart:style-name="ch7">
              <text:p>Czas wykoanania [ms]</text:p>
            </chart:title>
            <chart:grid chart:style-name="ch8" chart:class="major"/>
          </chart:axis>
          <chart:series chart:style-name="ch9" chart:values-cell-range-address="Sheet1.G14:Sheet1.G17" chart:class="chart:scatter">
            <chart:domain table:cell-range-address="Sheet1.B14:Sheet1.B17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4:Sheet1.B17</svg:desc>
                </draw:g>
              </table:table-cell>
              <table:table-cell office:value-type="float" office:value="73504041">
                <text:p>73504041</text:p>
                <draw:g>
                  <svg:desc>Sheet1.G14:Sheet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1945947">
                <text:p>41945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7070634">
                <text:p>27070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5775216">
                <text:p>257752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95cm" svg:y="0.316cm" chart:style-name="ch2">
          <text:p>Zależność czasu wykonania od ilości wątków</text:p>
        </chart:title>
        <chart:subtitle svg:x="4.371cm" svg:y="1.301cm" chart:style-name="ch3">
          <text:p>Liczba miast 100, wielkość populacji 100 </text:p>
        </chart:subtitle>
        <chart:legend chart:legend-position="end" svg:x="12.936cm" svg:y="4.201cm" style:legend-expansion="high" chart:style-name="ch4"/>
        <chart:plot-area chart:style-name="ch5" table:cell-range-address="Sheet1.B19:Sheet1.B22 Sheet1.G19:Sheet1.G22" svg:x="1.331cm" svg:y="2.19cm" svg:width="11.285cm" svg:height="5.649cm">
          <chartooo:coordinate-region svg:x="2.878cm" svg:y="2.389cm" svg:width="9.644cm" svg:height="4.803cm"/>
          <chart:axis chart:dimension="x" chart:name="primary-x" chart:style-name="ch6">
            <chart:title svg:x="5.54cm" svg:y="8.019cm" chart:style-name="ch7">
              <text:p>Liczba wątków [szt]</text:p>
            </chart:title>
          </chart:axis>
          <chart:axis chart:dimension="y" chart:name="primary-y" chart:style-name="ch6">
            <chart:title svg:x="0.451cm" svg:y="5.733cm" chart:style-name="ch8">
              <text:p>czas [ms]</text:p>
            </chart:title>
            <chart:grid chart:style-name="ch9" chart:class="major"/>
          </chart:axis>
          <chart:series chart:style-name="ch10" chart:values-cell-range-address="Sheet1.G19:Sheet1.G22" chart:class="chart:scatter">
            <chart:domain table:cell-range-address="Sheet1.B19:Sheet1.B22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9:Sheet1.B22</svg:desc>
                </draw:g>
              </table:table-cell>
              <table:table-cell office:value-type="float" office:value="4020926">
                <text:p>4020926</text:p>
                <draw:g>
                  <svg:desc>Sheet1.G19:Sheet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03909">
                <text:p>3303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131004">
                <text:p>3131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179381">
                <text:p>31793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2cm" svg:y="0.316cm" chart:style-name="ch2">
          <text:p>Zależność czzsu wykonania od ilości wątków</text:p>
        </chart:title>
        <chart:subtitle svg:x="4.543cm" svg:y="1.301cm" chart:style-name="ch3">
          <text:p>liczba miast 500, wielkość populacji 50 </text:p>
        </chart:subtitle>
        <chart:plot-area chart:style-name="ch4" table:cell-range-address="Sheet1.B29:Sheet1.B32 Sheet1.G29:Sheet1.G32" svg:x="1.331cm" svg:y="2.19cm" svg:width="14.349cm" svg:height="5.649cm">
          <chartooo:coordinate-region svg:x="3.064cm" svg:y="2.389cm" svg:width="12.337cm" svg:height="4.803cm"/>
          <chart:axis chart:dimension="x" chart:name="primary-x" chart:style-name="ch5">
            <chart:title svg:x="7.125cm" svg:y="8.019cm" chart:style-name="ch6">
              <text:p>liczba wątków [szt]</text:p>
            </chart:title>
          </chart:axis>
          <chart:axis chart:dimension="y" chart:name="primary-y" chart:style-name="ch5">
            <chart:title svg:x="0.451cm" svg:y="6.553cm" chart:style-name="ch7">
              <text:p>czas wykonania [ms]</text:p>
            </chart:title>
            <chart:grid chart:style-name="ch8" chart:class="major"/>
          </chart:axis>
          <chart:series chart:style-name="ch9" chart:values-cell-range-address="Sheet1.G29:Sheet1.G32" chart:class="chart:scatter">
            <chart:domain table:cell-range-address="Sheet1.B29:Sheet1.B3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9:Sheet1.B32</svg:desc>
                </draw:g>
              </table:table-cell>
              <table:table-cell office:value-type="float" office:value="145557350">
                <text:p>145557350</text:p>
                <draw:g>
                  <svg:desc>Sheet1.G29:Sheet1.G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5992390">
                <text:p>859923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1970985">
                <text:p>71970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4755121">
                <text:p>547551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